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ff00cc" draw:fill-color="#ff00cc" draw:textarea-horizontal-align="justify" draw:textarea-vertical-align="middle" draw:auto-grow-height="false"/>
    </style:style>
    <style:style style:name="gr3" style:family="graphic" style:parent-style-name="standard">
      <style:graphic-properties svg:stroke-color="#66ffff" draw:fill-color="#66ffff" draw:textarea-horizontal-align="justify" draw:textarea-vertical-align="middle" draw:auto-grow-height="false"/>
    </style:style>
    <style:style style:name="gr4" style:family="graphic" style:parent-style-name="standard">
      <style:graphic-properties svg:stroke-width="0.152cm" svg:stroke-color="#000000" draw:marker-start-width="0.66cm" draw:marker-end-width="0.66cm" draw:fill="none" draw:textarea-vertical-align="middle" draw:auto-grow-height="false" fo:min-height="0.749cm" fo:min-width="0.499cm" fo:padding-top="0.201cm" fo:padding-bottom="0.201cm" fo:padding-left="0.326cm" fo:padding-right="0.32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7" style:family="graphic" style:parent-style-name="standard">
      <style:graphic-properties svg:stroke-color="#006666" draw:fill-color="#006666" draw:textarea-horizontal-align="justify" draw:textarea-vertical-align="middle" draw:auto-grow-height="false"/>
    </style:style>
    <style:style style:name="gr8" style:family="graphic" style:parent-style-name="standard">
      <style:graphic-properties svg:stroke-color="#ff3333" draw:fill-color="#ff333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93cm" svg:height="9.199cm" svg:x="5.814cm" svg:y="1.5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93cm" svg:height="9.199cm" svg:x="16.214cm" svg:y="1.5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93cm" svg:height="9.199cm" svg:x="26.614cm" svg:y="1.5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71cm" svg:height="1.138cm" svg:x="14.593cm" svg:y="7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758cm" svg:height="1.138cm" svg:x="15.311cm" svg:y="6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139cm" svg:height="4.483cm" draw:transform="skewX (-0.0153588974175501) rotate (-0.0153588974175503) translate (19.616cm 6.198cm)">
          <text:p/>
          <draw:enhanced-geometry svg:viewBox="0 0 21600 21600" draw:glue-points="0 0 0 21600 21600 10800" draw:text-areas="0 ?f9 7800 ?f10" draw:type="right-brace" draw:modifiers="1800 11014.314381270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2" draw:layer="layout" svg:width="2.39cm" svg:height="1.28cm" svg:x="22.893cm" svg:y="7.873cm">
          <draw:text-box>
            <text:p><text:span text:style-name="T1">n - 1</text:span></text:p>
          </draw:text-box>
        </draw:frame>
        <draw:custom-shape draw:style-name="gr6" draw:text-style-name="P1" draw:layer="layout" svg:width="5.718cm" svg:height="1.138cm" svg:x="13.696cm" svg:y="8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8.117cm" svg:height="1.138cm" svg:x="12.553cm" svg:y="9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9.937cm" svg:height="1.186cm" svg:x="22.145cm" svg:y="9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14.4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19T11:59:56.982945048</meta:creation-date>
    <dc:date>2016-04-19T17:36:56.362188750</dc:date>
    <dc:creator>elucterio </dc:creator>
    <meta:editing-duration>PT9M35S</meta:editing-duration>
    <meta:editing-cycles>9</meta:editing-cycles>
    <meta:generator>LibreOffice/4.2.8.2$Linux_X86_64 LibreOffice_project/420m0$Build-2</meta:generator>
    <meta:document-statistic meta:object-count="10"/>
  </office:meta>
</office:document-meta>
</file>